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6pt"/>
    </style:style>
    <style:style style:name="co2" style:family="table-column">
      <style:table-column-properties fo:break-before="auto" style:column-width="128.95pt"/>
    </style:style>
    <style:style style:name="co3" style:family="table-column">
      <style:table-column-properties fo:break-before="auto" style:column-width="49.69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56.04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3.99pt"/>
    </style:style>
    <style:style style:name="co9" style:family="table-column">
      <style:table-column-properties fo:break-before="auto" style:column-width="30.81pt"/>
    </style:style>
    <style:style style:name="co10" style:family="table-column">
      <style:table-column-properties fo:break-before="auto" style:column-width="33.31pt"/>
    </style:style>
    <style:style style:name="co11" style:family="table-column">
      <style:table-column-properties fo:break-before="auto" style:column-width="59.9pt"/>
    </style:style>
    <style:style style:name="co12" style:family="table-column">
      <style:table-column-properties fo:break-before="auto" style:column-width="75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29pt" fo:break-before="auto" style:use-optimal-row-height="false"/>
    </style:style>
    <style:style style:name="ro3" style:family="table-row">
      <style:table-row-properties style:row-height="69.14pt" fo:break-before="auto" style:use-optimal-row-height="true"/>
    </style:style>
    <style:style style:name="ro4" style:family="table-row">
      <style:table-row-properties style:row-height="80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ccff00"/>
    </style:style>
    <style:style style:name="ce2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27" style:family="table-cell" style:parent-style-name="Default"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T1" style:family="text">
      <style:text-properties style:font-name-asian="Arial Unicode MS" style:font-name-complex="Arial Unicode MS" style:font-weight-asian="bold" style:font-weight-complex="bold"/>
    </style:style>
    <style:style style:name="T2" style:family="text">
      <style:text-properties style:font-name-asian="Arial Unicode MS" style:font-name-complex="Arial Unicode MS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 fo:font-weight="bold" style:font-name-asian="Arial Unicode MS" style:font-name-complex="Arial Unicode MS" style:font-weight-asian="bold" style:font-weight-complex="bold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weight-asian="bold" style:font-weight-complex="bold"/>
    </style:style>
    <style:style style:name="T8" style:family="text">
      <style:text-properties style:font-name="Liberation Serif" fo:font-weight="normal" style:font-name-asian="Arial Unicode MS" style:font-name-complex="Arial Unicode MS" style:font-weight-asian="normal" style:font-weight-complex="normal"/>
    </style:style>
  </office:automatic-styles>
  <office:body>
    <office:spreadsheet>
      <table:calculation-settings table:automatic-find-labels="false"/>
      <table:table table:name="datase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20"/>
        <table:table-column table:style-name="co4" table:number-columns-repeated="2" table:default-cell-style-name="ce20"/>
        <table:table-column table:style-name="co5" table:number-columns-repeated="3" table:default-cell-style-name="ce20"/>
        <table:table-column table:style-name="co5" table:default-cell-style-name="ce13"/>
        <table:table-column table:style-name="co5" table:number-columns-repeated="2" table:default-cell-style-name="ce20"/>
        <table:table-column table:style-name="co5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ce22"/>
        <table:table-column table:style-name="co8" table:default-cell-style-name="Default"/>
        <table:table-column table:style-name="co9" table:default-cell-style-name="Default"/>
        <table:table-column table:style-name="co8" table:default-cell-style-name="ce22"/>
        <table:table-column table:style-name="co8" table:default-cell-style-name="Default"/>
        <table:table-column table:style-name="co10" table:default-cell-style-name="Default"/>
        <table:table-column table:style-name="co11" table:default-cell-style-name="ce22"/>
        <table:table-column table:style-name="co11" table:number-columns-repeated="2" table:default-cell-style-name="Default"/>
        <table:table-column table:style-name="co12" table:default-cell-style-name="ce22"/>
        <table:table-column table:style-name="co7" table:number-columns-repeated="99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Intro/Follow-up</text:p>
          </table:table-cell>
          <table:table-cell table:style-name="ce14" office:value-type="string" calcext:value-type="string">
            <text:p>QSRA</text:p>
          </table:table-cell>
          <table:table-cell table:style-name="ce14" office:value-type="string" calcext:value-type="string">
            <text:p>bi-QS</text:p>
          </table:table-cell>
          <table:table-cell table:style-name="ce14" office:value-type="string" calcext:value-type="string">
            <text:p>QS</text:p>
          </table:table-cell>
          <table:table-cell table:style-name="ce14"/>
          <table:table-cell table:style-name="ce14" office:value-type="string" calcext:value-type="string">
            <text:p>IntrosS</text:p>
          </table:table-cell>
          <table:table-cell table:style-name="ce14" office:value-type="string" calcext:value-type="string">
            <text:p>IntrosA</text:p>
          </table:table-cell>
          <table:table-cell table:style-name="ce22" office:value-type="string" calcext:value-type="string">
            <text:p>IntrosA-IntrosS</text:p>
          </table:table-cell>
          <table:table-cell table:style-name="ce14" office:value-type="string" calcext:value-type="string">
            <text:p>FollowS</text:p>
          </table:table-cell>
          <table:table-cell table:style-name="ce14" office:value-type="string" calcext:value-type="string">
            <text:p>FollowA</text:p>
          </table:table-cell>
          <table:table-cell table:style-name="ce22" office:value-type="string" calcext:value-type="string">
            <text:p>FollowA-Follow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Listen-Information</text:p>
          </table:table-cell>
          <table:table-cell office:value-type="string" calcext:value-type="string">
            <text:p>SSs </text:p>
          </table:table-cell>
          <table:table-cell office:value-type="string" calcext:value-type="string">
            <text:p>QQs</text:p>
          </table:table-cell>
          <table:table-cell office:value-type="string" calcext:value-type="string">
            <text:p>QQs-SSs</text:p>
          </table:table-cell>
          <table:table-cell office:value-type="string" calcext:value-type="string">
            <text:p>QAs</text:p>
          </table:table-cell>
          <table:table-cell office:value-type="string" calcext:value-type="string">
            <text:p>RSs</text:p>
          </table:table-cell>
          <table:table-cell table:style-name="ce27" office:value-type="string" calcext:value-type="string">
            <text:p>QAs-RSs</text:p>
          </table:table-cell>
          <table:table-cell office:value-type="string" calcext:value-type="string">
            <text:p>AnaphorasS</text:p>
          </table:table-cell>
          <table:table-cell office:value-type="string" calcext:value-type="string">
            <text:p>AnaphorasA</text:p>
          </table:table-cell>
          <table:table-cell office:value-type="string" calcext:value-type="string">
            <text:p>AnaphorasA – AnaphorasS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CCPE-M</text:p>
          </table:table-cell>
          <table:table-cell table:style-name="ce7" office:value-type="string" calcext:value-type="string">
            <text:p>Seeker</text:p>
            <text:p>min 0.00 mean 0.55 max 0.94</text:p>
            <text:p>min 0.00 mean 0.69 max 1.00</text:p>
            <text:p>Assistant</text:p>
            <text:p>min 0.06 mean 0.45 max 1.00</text:p>
            <text:p>min 0.00 mean 0.26 max 1.00</text:p>
          </table:table-cell>
          <table:table-cell table:style-name="ce15" office:value-type="string" calcext:value-type="string">
            <text:p><text:span text:style-name="T1">S 1.00</text:span></text:p>
            <text:p><text:span text:style-name="T1">R 1.00</text:span></text:p>
            <text:p>SR 1.00</text:p>
            <text:p>RS 1.00</text:p>
            <text:p>SRS 1.00</text:p>
          </table:table-cell>
          <table:table-cell table:style-name="ce15" office:value-type="string" calcext:value-type="string">
            <text:p><text:span text:style-name="T4">S 1.00</text:span></text:p>
            <text:p><text:span text:style-name="T3">Q 1.00</text:span></text:p>
            <text:p>SQ 1.00</text:p>
            <text:p>QS 1.00</text:p>
            <text:p><text:span text:style-name="T3">SS 0.91</text:span></text:p>
            <text:p><text:span text:style-name="T3">QQ 0.21</text:span></text:p>
          </table:table-cell>
          <table:table-cell table:style-name="ce15" office:value-type="string" calcext:value-type="string">
            <text:p><text:span text:style-name="T4">S 1.00</text:span></text:p>
            <text:p><text:span text:style-name="T3">Q 1.00</text:span></text:p>
            <text:p><text:span text:style-name="T4">QS 1.00</text:span></text:p>
            <text:p><text:span text:style-name="T4">SQ 1.00</text:span></text:p>
            <text:p><text:span text:style-name="T6">SQS 1.00</text:span></text:p>
          </table:table-cell>
          <table:table-cell table:style-name="ce15"/>
          <table:table-cell table:style-name="ce15" office:value-type="string" calcext:value-type="string">
            <text:p>0.00</text:p>
            <text:p>0.55</text:p>
            <text:p>0.04</text:p>
            <text:p>0.94</text:p>
          </table:table-cell>
          <table:table-cell table:style-name="ce15" office:value-type="string" calcext:value-type="string">
            <text:p>0.06</text:p>
            <text:p>0.45</text:p>
            <text:p>0.04</text:p>
            <text:p>1.00</text:p>
          </table:table-cell>
          <table:table-cell table:style-name="ce7" office:value-type="string" calcext:value-type="string">
            <text:p>-0.88</text:p>
            <text:p>-0.11</text:p>
            <text:p>0.14</text:p>
            <text:p>1.00</text:p>
          </table:table-cell>
          <table:table-cell table:style-name="ce15" office:value-type="string" calcext:value-type="string">
            <text:p>0.00</text:p>
            <text:p>0.69</text:p>
            <text:p>0.07</text:p>
            <text:p>1.00</text:p>
          </table:table-cell>
          <table:table-cell table:style-name="ce15" office:value-type="string" calcext:value-type="string">
            <text:p>0.00</text:p>
            <text:p>0.26</text:p>
            <text:p>0.07</text:p>
            <text:p>1.00</text:p>
          </table:table-cell>
          <table:table-cell table:style-name="ce7" office:value-type="string" calcext:value-type="string">
            <text:p>-1.00</text:p>
            <text:p>-0.43</text:p>
            <text:p>0.13</text:p>
            <text:p>0.80</text:p>
          </table:table-cell>
          <table:table-cell table:style-name="ce23" office:value-type="string" calcext:value-type="string">
            <text:p>0.00</text:p>
            <text:p>0.13</text:p>
            <text:p>0.01</text:p>
            <text:p>0.41</text:p>
          </table:table-cell>
          <table:table-cell table:style-name="ce23" office:value-type="string" calcext:value-type="string">
            <text:p>0.00</text:p>
            <text:p>0.07</text:p>
            <text:p>0.01</text:p>
            <text:p>0.39</text:p>
          </table:table-cell>
          <table:table-cell table:style-name="ce25" office:value-type="string" calcext:value-type="string">
            <text:p>-0.41</text:p>
            <text:p>-0.06</text:p>
            <text:p>0.01</text:p>
            <text:p>0.27</text:p>
          </table:table-cell>
          <table:table-cell table:style-name="ce23" office:value-type="string" calcext:value-type="string">
            <text:p>0.00</text:p>
            <text:p>0.30</text:p>
            <text:p>0.45</text:p>
            <text:p>4.00</text:p>
          </table:table-cell>
          <table:table-cell table:style-name="ce23" office:value-type="string" calcext:value-type="string">
            <text:p>0.00</text:p>
            <text:p>4.35</text:p>
            <text:p>14.09</text:p>
            <text:p>19.00</text:p>
          </table:table-cell>
          <table:table-cell table:style-name="ce25" office:value-type="string" calcext:value-type="string">
            <text:p>-19.00</text:p>
            <text:p>-4.06</text:p>
            <text:p>14.37</text:p>
            <text:p>4.00</text:p>
          </table:table-cell>
          <table:table-cell table:style-name="ce23" office:value-type="string" calcext:value-type="string">
            <text:p>0.00</text:p>
            <text:p>0.06</text:p>
            <text:p>0.12</text:p>
            <text:p>5.00</text:p>
          </table:table-cell>
          <table:table-cell table:style-name="ce23" office:value-type="string" calcext:value-type="string">
            <text:p>2.00</text:p>
            <text:p>7.52</text:p>
            <text:p>5.85</text:p>
            <text:p>19.00</text:p>
          </table:table-cell>
          <table:table-cell table:style-name="ce25" office:value-type="string" calcext:value-type="string">
            <text:p>-19.00</text:p>
            <text:p>-7.46</text:p>
            <text:p>6.08</text:p>
            <text:p>2.00</text:p>
          </table:table-cell>
          <table:table-cell table:style-name="ce23" office:value-type="string" calcext:value-type="string">
            <text:p>0.00</text:p>
            <text:p>5.62</text:p>
            <text:p>8.61</text:p>
            <text:p>20.00</text:p>
          </table:table-cell>
          <table:table-cell table:style-name="ce23" office:value-type="string" calcext:value-type="string">
            <text:p>0.00</text:p>
            <text:p>3.48</text:p>
            <text:p>6.06</text:p>
            <text:p>14.00</text:p>
          </table:table-cell>
          <table:table-cell table:style-name="ce25" office:value-type="string" calcext:value-type="string">
            <text:p>-16.00</text:p>
            <text:p>-2.14</text:p>
            <text:p>11.76</text:p>
            <text:p>8.00</text:p>
          </table:table-cell>
          <table:table-cell table:style-name="ce23" table:number-columns-repeated="999"/>
        </table:table-row>
        <table:table-row table:style-name="ro3">
          <table:table-cell table:style-name="ce3" office:value-type="string" calcext:value-type="string">
            <text:p>SCS</text:p>
          </table:table-cell>
          <table:table-cell table:style-name="ce8" office:value-type="string" calcext:value-type="string">
            <text:p>Seeker</text:p>
            <text:p>min 0.14 mean 0.44 max 0.80</text:p>
            <text:p>min 0.00 mean 0.43 max 1.00</text:p>
            <text:p>Assistant</text:p>
            <text:p>min 0.20 mean 0.56 max 0.86</text:p>
            <text:p>min 0.25 mean 0.74 max 1.00</text:p>
          </table:table-cell>
          <table:table-cell table:style-name="ce16" office:value-type="string" calcext:value-type="string">
            <text:p><text:span text:style-name="T1">A 1.00</text:span></text:p>
            <text:p><text:span text:style-name="T1">S 0.97</text:span></text:p>
            <text:p><text:span text:style-name="T1">Q 0.92</text:span></text:p>
            <text:p><text:span text:style-name="T2">QA 0.92</text:span></text:p>
            <text:p><text:span text:style-name="T2">SA 0.89</text:span></text:p>
            <text:p><text:span text:style-name="T2">AQ 0.86</text:span></text:p>
          </table:table-cell>
          <table:table-cell table:style-name="ce8" office:value-type="string" calcext:value-type="string">
            <text:p>S 1.00</text:p>
            <text:p>SS 0.97</text:p>
            <text:p>Q 0.92</text:p>
            <text:p><text:span text:style-name="T6">QS 0.92</text:span></text:p>
            <text:p><text:span text:style-name="T6">SQ 0.92</text:span></text:p>
            <text:p><text:span text:style-name="T3">QQ 0.57</text:span></text:p>
          </table:table-cell>
          <table:table-cell table:style-name="ce8" office:value-type="string" calcext:value-type="string">
            <text:p>S 1.00</text:p>
            <text:p>SS 0.97</text:p>
            <text:p>Q 0.92</text:p>
            <text:p>SQ 0.92</text:p>
            <text:p>QS 0.92</text:p>
            <text:p><text:span text:style-name="T6">QQ 0.57</text:span></text:p>
          </table:table-cell>
          <table:table-cell table:style-name="ce8"/>
          <table:table-cell table:style-name="ce16" office:value-type="string" calcext:value-type="string">
            <text:p>0.00</text:p>
            <text:p>0.44</text:p>
            <text:p>0.04</text:p>
            <text:p>1.00</text:p>
          </table:table-cell>
          <table:table-cell table:style-name="ce16" office:value-type="string" calcext:value-type="string">
            <text:p>0.00</text:p>
            <text:p>0.53</text:p>
            <text:p>0.05</text:p>
            <text:p>0.86</text:p>
          </table:table-cell>
          <table:table-cell table:style-name="ce8" office:value-type="string" calcext:value-type="string">
            <text:p>-1.00</text:p>
            <text:p>0.09</text:p>
            <text:p>0.15</text:p>
            <text:p>0.71</text:p>
          </table:table-cell>
          <table:table-cell table:style-name="ce16" office:value-type="string" calcext:value-type="string">
            <text:p>0.00</text:p>
            <text:p>0.41</text:p>
            <text:p>0.08</text:p>
            <text:p>1.00</text:p>
          </table:table-cell>
          <table:table-cell table:style-name="ce16" office:value-type="string" calcext:value-type="string">
            <text:p>0.00</text:p>
            <text:p>0.73</text:p>
            <text:p>0.06</text:p>
            <text:p>1.00</text:p>
          </table:table-cell>
          <table:table-cell table:style-name="ce8" office:value-type="string" calcext:value-type="string">
            <text:p>-0.75</text:p>
            <text:p>0.31</text:p>
            <text:p>0.18</text:p>
            <text:p>1.00</text:p>
          </table:table-cell>
          <table:table-cell table:style-name="ce24" office:value-type="string" calcext:value-type="string">
            <text:p>0.00</text:p>
            <text:p>0.16</text:p>
            <text:p>0.02</text:p>
            <text:p>0.69</text:p>
          </table:table-cell>
          <table:table-cell table:style-name="ce24" office:value-type="string" calcext:value-type="string">
            <text:p>0.00</text:p>
            <text:p>0.27</text:p>
            <text:p>0.08</text:p>
            <text:p>1.50</text:p>
          </table:table-cell>
          <table:table-cell table:style-name="ce26" office:value-type="string" calcext:value-type="string">
            <text:p>-0.38</text:p>
            <text:p>0.11</text:p>
            <text:p>0.07</text:p>
            <text:p>1.00</text:p>
          </table:table-cell>
          <table:table-cell table:style-name="ce24" office:value-type="string" calcext:value-type="string">
            <text:p>0.00</text:p>
            <text:p>1.11</text:p>
            <text:p>1.61</text:p>
            <text:p>5.00</text:p>
          </table:table-cell>
          <table:table-cell table:style-name="ce24" office:value-type="string" calcext:value-type="string">
            <text:p>0.00</text:p>
            <text:p>12.35</text:p>
            <text:p>123.74</text:p>
            <text:p>38.00</text:p>
          </table:table-cell>
          <table:table-cell table:style-name="ce25" office:value-type="string" calcext:value-type="string">
            <text:p>-34.00</text:p>
            <text:p>-11.24</text:p>
            <text:p>113.10</text:p>
            <text:p>1.00</text:p>
          </table:table-cell>
          <table:table-cell table:style-name="ce24" office:value-type="string" calcext:value-type="string">
            <text:p>0.00</text:p>
            <text:p>3.65</text:p>
            <text:p>10.07</text:p>
            <text:p>15.00</text:p>
          </table:table-cell>
          <table:table-cell table:style-name="ce24" office:value-type="string" calcext:value-type="string">
            <text:p>0.00</text:p>
            <text:p>0.92</text:p>
            <text:p>1.37</text:p>
            <text:p>5.00</text:p>
          </table:table-cell>
          <table:table-cell table:style-name="ce26" office:value-type="string" calcext:value-type="string">
            <text:p>-1.00</text:p>
            <text:p>2.73</text:p>
            <text:p>7.87</text:p>
            <text:p>13.00</text:p>
          </table:table-cell>
          <table:table-cell table:style-name="ce24" office:value-type="string" calcext:value-type="string">
            <text:p>0.00</text:p>
            <text:p>5.54</text:p>
            <text:p>29.17</text:p>
            <text:p>19.00</text:p>
          </table:table-cell>
          <table:table-cell table:style-name="ce24" office:value-type="string" calcext:value-type="string">
            <text:p>1.00</text:p>
            <text:p>6.51</text:p>
            <text:p>23.87</text:p>
            <text:p>18.00</text:p>
          </table:table-cell>
          <table:table-cell table:style-name="ce26" office:value-type="string" calcext:value-type="string">
            <text:p>-9.00</text:p>
            <text:p>0.97</text:p>
            <text:p>12.62</text:p>
            <text:p>10.00</text:p>
          </table:table-cell>
          <table:table-cell table:style-name="ce24" table:number-columns-repeated="999"/>
        </table:table-row>
        <table:table-row table:style-name="ro4">
          <table:table-cell table:style-name="ce4" office:value-type="string" calcext:value-type="string">
            <text:p>MSDialog</text:p>
          </table:table-cell>
          <table:table-cell table:style-name="ce9" office:value-type="string" calcext:value-type="string">
            <text:p>Seeker</text:p>
            <text:p>min 0.00 mean 0.62 max 1.00</text:p>
            <text:p>min 0.00 mean 0.33 max 1.00</text:p>
            <text:p>Assistant</text:p>
            <text:p>min 0.00 mean 0.37 max 1.00</text:p>
            <text:p>min 0.00 mean 0.81 max 1.00</text:p>
          </table:table-cell>
          <table:table-cell table:style-name="ce17" office:value-type="string" calcext:value-type="string">
            <text:p><text:span text:style-name="T3">A 0.97</text:span></text:p>
            <text:p><text:span text:style-name="T3">S 0.89</text:span></text:p>
            <text:p>SA 0.77</text:p>
            <text:p>AS 0.52</text:p>
            <text:p>AA 0.50</text:p>
            <text:p><text:span text:style-name="T3">R 0.43</text:span></text:p>
            <text:p>ASA 0.33</text:p>
          </table:table-cell>
          <table:table-cell table:style-name="ce17" office:value-type="string" calcext:value-type="string">
            <text:p><text:span text:style-name="T3">S 1.00</text:span></text:p>
            <text:p><text:span text:style-name="T3">SS 0.93</text:span></text:p>
            <text:p><text:span text:style-name="T3">Q 0.61</text:span></text:p>
            <text:p>QS 0.54</text:p>
            <text:p>SQ 0.46</text:p>
            <text:p><text:span text:style-name="T3">QQ 0.11</text:span></text:p>
            <text:p>G 0.03</text:p>
          </table:table-cell>
          <table:table-cell table:style-name="ce17" office:value-type="string" calcext:value-type="string">
            <text:p><text:span text:style-name="T3">S 1.00</text:span></text:p>
            <text:p><text:span text:style-name="T3">SS 0.93</text:span></text:p>
            <text:p>SSS 0.63</text:p>
            <text:p><text:span text:style-name="T3">Q 0.61</text:span></text:p>
            <text:p><text:span text:style-name="T3">QS 0.54</text:span></text:p>
            <text:p><text:span text:style-name="T3">SQ 0.46</text:span></text:p>
            <text:p>SSSS 0.43</text:p>
          </table:table-cell>
          <table:table-cell table:style-name="ce17"/>
          <table:table-cell table:style-name="ce17" office:value-type="string" calcext:value-type="string">
            <text:p>0.00</text:p>
            <text:p>0.62</text:p>
            <text:p>0.08</text:p>
            <text:p>1.00</text:p>
          </table:table-cell>
          <table:table-cell table:style-name="ce17" office:value-type="string" calcext:value-type="string">
            <text:p>0.00</text:p>
            <text:p>0.37</text:p>
            <text:p>0.07</text:p>
            <text:p>1.00</text:p>
          </table:table-cell>
          <table:table-cell table:style-name="ce7" office:value-type="string" calcext:value-type="string">
            <text:p>-1.00</text:p>
            <text:p>-0.25</text:p>
            <text:p>0.28</text:p>
            <text:p>1.00</text:p>
          </table:table-cell>
          <table:table-cell table:style-name="ce17" office:value-type="string" calcext:value-type="string">
            <text:p>0.00</text:p>
            <text:p>0.27</text:p>
            <text:p>0.13</text:p>
            <text:p>1.00</text:p>
          </table:table-cell>
          <table:table-cell table:style-name="ce17" office:value-type="string" calcext:value-type="string">
            <text:p>0.00</text:p>
            <text:p>0.80</text:p>
            <text:p>0.08</text:p>
            <text:p>1.00</text:p>
          </table:table-cell>
          <table:table-cell table:style-name="ce8" office:value-type="string" calcext:value-type="string">
            <text:p>-1.00</text:p>
            <text:p>0.52</text:p>
            <text:p>0.29</text:p>
            <text:p>1.00</text:p>
          </table:table-cell>
          <table:table-cell office:value-type="string" calcext:value-type="string">
            <text:p>0.00</text:p>
            <text:p>0.26</text:p>
            <text:p>0.21</text:p>
            <text:p>11.25</text:p>
          </table:table-cell>
          <table:table-cell office:value-type="string" calcext:value-type="string">
            <text:p>0.00</text:p>
            <text:p>1.08</text:p>
            <text:p>0.73</text:p>
            <text:p>16.67</text:p>
          </table:table-cell>
          <table:table-cell table:style-name="ce26" office:value-type="string" calcext:value-type="string">
            <text:p>-10.00</text:p>
            <text:p>0.81</text:p>
            <text:p>0.86</text:p>
            <text:p>16.67</text:p>
          </table:table-cell>
          <table:table-cell office:value-type="string" calcext:value-type="string">
            <text:p>0.00</text:p>
            <text:p>0.16</text:p>
            <text:p>0.42</text:p>
            <text:p>46.00</text:p>
          </table:table-cell>
          <table:table-cell office:value-type="string" calcext:value-type="string">
            <text:p>0.00</text:p>
            <text:p>6.35</text:p>
            <text:p>420.23</text:p>
            <text:p>1258.00</text:p>
          </table:table-cell>
          <table:table-cell table:style-name="ce25" office:value-type="string" calcext:value-type="string">
            <text:p>-1224.00</text:p>
            <text:p>-6.19</text:p>
            <text:p>407.91</text:p>
            <text:p>5.00</text:p>
          </table:table-cell>
          <table:table-cell office:value-type="string" calcext:value-type="string">
            <text:p>0.00</text:p>
            <text:p>0.27</text:p>
            <text:p>0.26</text:p>
            <text:p>8.00</text:p>
          </table:table-cell>
          <table:table-cell office:value-type="string" calcext:value-type="string">
            <text:p>0.00</text:p>
            <text:p>0.18</text:p>
            <text:p>0.25</text:p>
            <text:p>26.00</text:p>
          </table:table-cell>
          <table:table-cell table:style-name="ce26" office:value-type="string" calcext:value-type="string">
            <text:p>-23.00</text:p>
            <text:p>0.09</text:p>
            <text:p>0.53</text:p>
            <text:p>8.00</text:p>
          </table:table-cell>
          <table:table-cell office:value-type="string" calcext:value-type="string">
            <text:p>0.00</text:p>
            <text:p>1.83</text:p>
            <text:p>3.21</text:p>
            <text:p>78.00</text:p>
          </table:table-cell>
          <table:table-cell office:value-type="string" calcext:value-type="string">
            <text:p>0.00</text:p>
            <text:p>5.03</text:p>
            <text:p>367.08</text:p>
            <text:p>1227.00</text:p>
          </table:table-cell>
          <table:table-cell table:style-name="ce26" office:value-type="string" calcext:value-type="string">
            <text:p>-12.00</text:p>
            <text:p>3.21</text:p>
            <text:p>355.49</text:p>
            <text:p>1215.00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MultiWOZ 2.1</text:p>
          </table:table-cell>
          <table:table-cell table:style-name="ce9" office:value-type="string" calcext:value-type="string">
            <text:p>Seeker</text:p>
            <text:p>min 0.00 mean 0.65 max 1.00</text:p>
            <text:p>min 0.00 mean 0.54 max 1.00</text:p>
            <text:p>Assistant</text:p>
            <text:p>min 0.00 mean 0.34 max 1.00</text:p>
            <text:p>min 0.00 mean 0.87 max 1.00</text:p>
          </table:table-cell>
          <table:table-cell table:style-name="ce17" office:value-type="string" calcext:value-type="string">
            <text:p><text:span text:style-name="T3">S 0.97</text:span></text:p>
            <text:p><text:span text:style-name="T4">R 0.97</text:span></text:p>
            <text:p><text:span text:style-name="T3">A 0.91</text:span></text:p>
            <text:p><text:span text:style-name="T3">Q 0.87</text:span></text:p>
            <text:p>SR 0.87</text:p>
            <text:p>RS 0.81</text:p>
          </table:table-cell>
          <table:table-cell table:style-name="ce17" office:value-type="string" calcext:value-type="string">
            <text:p><text:span text:style-name="T3">S 1.00</text:span></text:p>
            <text:p><text:span text:style-name="T3">Q 0.99</text:span></text:p>
            <text:p><text:span text:style-name="T7">QS 0.99</text:span></text:p>
            <text:p><text:span text:style-name="T7">SQ 0.97</text:span></text:p>
            <text:p><text:span text:style-name="T3">SS 0.93</text:span></text:p>
            <text:p><text:span text:style-name="T3">QQ 0.82</text:span></text:p>
          </table:table-cell>
          <table:table-cell table:style-name="ce17" office:value-type="string" calcext:value-type="string">
            <text:p><text:span text:style-name="T3">S 1.00</text:span></text:p>
            <text:p><text:span text:style-name="T3">Q 0.99</text:span></text:p>
            <text:p><text:span text:style-name="T3">QS 0.99</text:span></text:p>
            <text:p><text:span text:style-name="T3">SQ 0.97</text:span></text:p>
            <text:p><text:span text:style-name="T3">SS 0.93</text:span></text:p>
            <text:p><text:span text:style-name="T5">QSS 0.91</text:span></text:p>
          </table:table-cell>
          <table:table-cell table:style-name="ce17"/>
          <table:table-cell table:style-name="ce17" office:value-type="string" calcext:value-type="string">
            <text:p>0.00</text:p>
            <text:p>0.65</text:p>
            <text:p>0.04</text:p>
            <text:p>1.00</text:p>
          </table:table-cell>
          <table:table-cell table:style-name="ce17" office:value-type="string" calcext:value-type="string">
            <text:p>0.00</text:p>
            <text:p>0.34</text:p>
            <text:p>0.04</text:p>
            <text:p>1.00</text:p>
          </table:table-cell>
          <table:table-cell table:style-name="ce7" office:value-type="string" calcext:value-type="string">
            <text:p>-1.00</text:p>
            <text:p>-0.32</text:p>
            <text:p>0.15</text:p>
            <text:p>1.00</text:p>
          </table:table-cell>
          <table:table-cell table:style-name="ce17" office:value-type="string" calcext:value-type="string">
            <text:p>0.00</text:p>
            <text:p>0.48</text:p>
            <text:p>0.12</text:p>
            <text:p>1.00</text:p>
          </table:table-cell>
          <table:table-cell table:style-name="ce17" office:value-type="string" calcext:value-type="string">
            <text:p>0.00</text:p>
            <text:p>0.86</text:p>
            <text:p>0.05</text:p>
            <text:p>1.00</text:p>
          </table:table-cell>
          <table:table-cell table:style-name="ce8" office:value-type="string" calcext:value-type="string">
            <text:p>-1.00</text:p>
            <text:p>0.37</text:p>
            <text:p>0.18</text:p>
            <text:p>1.00</text:p>
          </table:table-cell>
          <table:table-cell office:value-type="string" calcext:value-type="string">
            <text:p>0.00</text:p>
            <text:p>0.14</text:p>
            <text:p>0.01</text:p>
            <text:p>0.90</text:p>
          </table:table-cell>
          <table:table-cell office:value-type="string" calcext:value-type="string">
            <text:p>0.00</text:p>
            <text:p>0.45</text:p>
            <text:p>0.05</text:p>
            <text:p>2.00</text:p>
          </table:table-cell>
          <table:table-cell table:style-name="ce26" office:value-type="string" calcext:value-type="string">
            <text:p>-0.67</text:p>
            <text:p>0.31</text:p>
            <text:p>0.07</text:p>
            <text:p>2.00</text:p>
          </table:table-cell>
          <table:table-cell office:value-type="string" calcext:value-type="string">
            <text:p>0.00</text:p>
            <text:p>2.55</text:p>
            <text:p>4.70</text:p>
            <text:p>15.00</text:p>
          </table:table-cell>
          <table:table-cell office:value-type="string" calcext:value-type="string">
            <text:p>0.00</text:p>
            <text:p>2.71</text:p>
            <text:p>3.17</text:p>
            <text:p>13.00</text:p>
          </table:table-cell>
          <table:table-cell table:style-name="ce25" office:value-type="string" calcext:value-type="string">
            <text:p>-13.00</text:p>
            <text:p>-0.16</text:p>
            <text:p>8.16</text:p>
            <text:p>13.00</text:p>
          </table:table-cell>
          <table:table-cell office:value-type="string" calcext:value-type="string">
            <text:p>0.00</text:p>
            <text:p>0.66</text:p>
            <text:p>0.68</text:p>
            <text:p>5.00</text:p>
          </table:table-cell>
          <table:table-cell office:value-type="string" calcext:value-type="string">
            <text:p>0.00</text:p>
            <text:p>1.83</text:p>
            <text:p>2.15</text:p>
            <text:p>10.00</text:p>
          </table:table-cell>
          <table:table-cell table:style-name="ce25" office:value-type="string" calcext:value-type="string">
            <text:p>-10.00</text:p>
            <text:p>-1.17</text:p>
            <text:p>3.16</text:p>
            <text:p>5.00</text:p>
          </table:table-cell>
          <table:table-cell office:value-type="string" calcext:value-type="string">
            <text:p>0.00</text:p>
            <text:p>2.06</text:p>
            <text:p>2.25</text:p>
            <text:p>11.00</text:p>
          </table:table-cell>
          <table:table-cell office:value-type="string" calcext:value-type="string">
            <text:p>0.00</text:p>
            <text:p>1.90</text:p>
            <text:p>2.03</text:p>
            <text:p>12.00</text:p>
          </table:table-cell>
          <table:table-cell table:style-name="ce25" office:value-type="string" calcext:value-type="string">
            <text:p>-7.00</text:p>
            <text:p>-0.17</text:p>
            <text:p>2.46</text:p>
            <text:p>6.00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ReDial</text:p>
          </table:table-cell>
          <table:table-cell table:style-name="ce9" office:value-type="string" calcext:value-type="string">
            <text:p>Seeker</text:p>
            <text:p>min 0.00 mean 0.48 max 1.00</text:p>
            <text:p>min 0.00 mean 0.71 max 1.00</text:p>
            <text:p>Assistant</text:p>
            <text:p>min 0.00 mean 0.50 max 1.00</text:p>
            <text:p>min 0.00 mean 0.62 max 1.00</text:p>
          </table:table-cell>
          <table:table-cell table:style-name="ce17" office:value-type="string" calcext:value-type="string">
            <text:p><text:span text:style-name="T3">S 0.99</text:span></text:p>
            <text:p><text:span text:style-name="T3">A 0.97</text:span></text:p>
            <text:p><text:span text:style-name="T3">R 0.93</text:span></text:p>
            <text:p><text:span text:style-name="T5">G 0.90</text:span></text:p>
            <text:p><text:span text:style-name="T5">AS 0.79</text:span></text:p>
          </table:table-cell>
          <table:table-cell table:style-name="ce17" office:value-type="string" calcext:value-type="string">
            <text:p><text:span text:style-name="T3">S 1.00</text:span></text:p>
            <text:p><text:span text:style-name="T3">SS 1.00</text:span></text:p>
            <text:p><text:span text:style-name="T3">Q 0.99</text:span></text:p>
            <text:p><text:span text:style-name="T6">QS 0.97</text:span></text:p>
            <text:p><text:span text:style-name="T6">G 0.90</text:span></text:p>
            <text:p><text:span text:style-name="T6">SQ 0.88</text:span></text:p>
          </table:table-cell>
          <table:table-cell table:style-name="ce17" office:value-type="string" calcext:value-type="string">
            <text:p><text:span text:style-name="T3">S 1.00</text:span></text:p>
            <text:p><text:span text:style-name="T3">SS 1.00</text:span></text:p>
            <text:p><text:span text:style-name="T3">Q 0.99</text:span></text:p>
            <text:p>SSS 0.98</text:p>
            <text:p><text:span text:style-name="T3">QS 0.97</text:span></text:p>
          </table:table-cell>
          <table:table-cell table:style-name="ce17"/>
          <table:table-cell table:style-name="ce17" office:value-type="string" calcext:value-type="string">
            <text:p>0.00</text:p>
            <text:p>0.48</text:p>
            <text:p>0.09</text:p>
            <text:p>1.00</text:p>
          </table:table-cell>
          <table:table-cell table:style-name="ce17" office:value-type="string" calcext:value-type="string">
            <text:p>0.00</text:p>
            <text:p>0.50</text:p>
            <text:p>0.09</text:p>
            <text:p>1.00</text:p>
          </table:table-cell>
          <table:table-cell table:style-name="ce8" office:value-type="string" calcext:value-type="string">
            <text:p>-1.00</text:p>
            <text:p>0.03</text:p>
            <text:p>0.33</text:p>
            <text:p>1.00</text:p>
          </table:table-cell>
          <table:table-cell table:style-name="ce17" office:value-type="string" calcext:value-type="string">
            <text:p>0.00</text:p>
            <text:p>0.63</text:p>
            <text:p>0.16</text:p>
            <text:p>1.00</text:p>
          </table:table-cell>
          <table:table-cell table:style-name="ce17" office:value-type="string" calcext:value-type="string">
            <text:p>0.00</text:p>
            <text:p>0.54</text:p>
            <text:p>0.16</text:p>
            <text:p>1.00</text:p>
          </table:table-cell>
          <table:table-cell table:style-name="ce7" office:value-type="string" calcext:value-type="string">
            <text:p>-1.00</text:p>
            <text:p>-0.09</text:p>
            <text:p>0.33</text:p>
            <text:p>1.00</text:p>
          </table:table-cell>
          <table:table-cell office:value-type="string" calcext:value-type="string">
            <text:p>0.00</text:p>
            <text:p>0.10</text:p>
            <text:p>0.01</text:p>
            <text:p>0.82</text:p>
          </table:table-cell>
          <table:table-cell office:value-type="string" calcext:value-type="string">
            <text:p>0.00</text:p>
            <text:p>0.08</text:p>
            <text:p>0.01</text:p>
            <text:p>0.57</text:p>
          </table:table-cell>
          <table:table-cell table:style-name="ce25" office:value-type="string" calcext:value-type="string">
            <text:p>-0.82</text:p>
            <text:p>-0.02</text:p>
            <text:p>0.01</text:p>
            <text:p>0.55</text:p>
          </table:table-cell>
          <table:table-cell office:value-type="string" calcext:value-type="string">
            <text:p>0.00</text:p>
            <text:p>1.25</text:p>
            <text:p>2.05</text:p>
            <text:p>12.00</text:p>
          </table:table-cell>
          <table:table-cell office:value-type="string" calcext:value-type="string">
            <text:p>0.00</text:p>
            <text:p>0.05</text:p>
            <text:p>0.06</text:p>
            <text:p>5.00</text:p>
          </table:table-cell>
          <table:table-cell table:style-name="ce26" office:value-type="string" calcext:value-type="string">
            <text:p>-4.00</text:p>
            <text:p>1.20</text:p>
            <text:p>2.11</text:p>
            <text:p>12.00</text:p>
          </table:table-cell>
          <table:table-cell office:value-type="string" calcext:value-type="string">
            <text:p>0.00</text:p>
            <text:p>0.56</text:p>
            <text:p>0.63</text:p>
            <text:p>9.00</text:p>
          </table:table-cell>
          <table:table-cell office:value-type="string" calcext:value-type="string">
            <text:p>0.00</text:p>
            <text:p>0.94</text:p>
            <text:p>0.89</text:p>
            <text:p>8.00</text:p>
          </table:table-cell>
          <table:table-cell table:style-name="ce25" office:value-type="string" calcext:value-type="string">
            <text:p>-8.00</text:p>
            <text:p>-0.38</text:p>
            <text:p>1.69</text:p>
            <text:p>7.00</text:p>
          </table:table-cell>
          <table:table-cell office:value-type="string" calcext:value-type="string">
            <text:p>0.00</text:p>
            <text:p>2.75</text:p>
            <text:p>3.01</text:p>
            <text:p>23.00</text:p>
          </table:table-cell>
          <table:table-cell office:value-type="string" calcext:value-type="string">
            <text:p>0.00</text:p>
            <text:p>1.79</text:p>
            <text:p>2.48</text:p>
            <text:p>17.00</text:p>
          </table:table-cell>
          <table:table-cell table:style-name="ce25" office:value-type="string" calcext:value-type="string">
            <text:p>-10.00</text:p>
            <text:p>-0.96</text:p>
            <text:p>3.93</text:p>
            <text:p>12.00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WoW</text:p>
          </table:table-cell>
          <table:table-cell table:style-name="ce9" office:value-type="string" calcext:value-type="string">
            <text:p>Seeker</text:p>
            <text:p>min 0.00 mean 0.40 max 1.00</text:p>
            <text:p>min 0.00 mean 0.62 max 1.00</text:p>
            <text:p>Assistant</text:p>
            <text:p>min 0.00 mean 0.60 max 1.00</text:p>
            <text:p>min 0.00 mean 0.75 max 1.00</text:p>
          </table:table-cell>
          <table:table-cell table:style-name="ce18" office:value-type="string" calcext:value-type="string">
            <text:p><text:span text:style-name="T3">A 0.97</text:span></text:p>
            <text:p><text:span text:style-name="T3">S 0.81</text:span></text:p>
            <text:p><text:span text:style-name="T3">Q 0.79</text:span></text:p>
            <text:p><text:span text:style-name="T6">QA 0.66</text:span></text:p>
            <text:p><text:span text:style-name="T6">AS 0.64</text:span></text:p>
          </table:table-cell>
          <table:table-cell table:style-name="ce18" office:value-type="string" calcext:value-type="string">
            <text:p><text:span text:style-name="T3">S 1.00</text:span></text:p>
            <text:p><text:span text:style-name="T3">Q 0.89</text:span></text:p>
            <text:p><text:span text:style-name="T4">SS 0.88</text:span></text:p>
            <text:p><text:span text:style-name="T8">QS 0.88</text:span></text:p>
            <text:p><text:span text:style-name="T6">SQ 0.82</text:span></text:p>
            <text:p><text:span text:style-name="T3">QQ 0.15</text:span></text:p>
          </table:table-cell>
          <table:table-cell table:style-name="ce18" office:value-type="string" calcext:value-type="string">
            <text:p><text:span text:style-name="T3">S 1.00</text:span></text:p>
            <text:p><text:span text:style-name="T3">Q 0.89</text:span></text:p>
            <text:p><text:span text:style-name="T3">SS 0.88</text:span></text:p>
            <text:p><text:span text:style-name="T3">QS 0.88</text:span></text:p>
            <text:p><text:span text:style-name="T3">SQ 0.82</text:span></text:p>
          </table:table-cell>
          <table:table-cell table:style-name="ce18"/>
          <table:table-cell table:style-name="ce17" office:value-type="string" calcext:value-type="string">
            <text:p>0.00</text:p>
            <text:p>0.40</text:p>
            <text:p>0.06</text:p>
            <text:p>1.00</text:p>
          </table:table-cell>
          <table:table-cell table:style-name="ce17" office:value-type="string" calcext:value-type="string">
            <text:p>0.00</text:p>
            <text:p>0.60</text:p>
            <text:p>0.06</text:p>
            <text:p>1.00</text:p>
          </table:table-cell>
          <table:table-cell table:style-name="ce8" office:value-type="string" calcext:value-type="string">
            <text:p>-1.00</text:p>
            <text:p>0.20</text:p>
            <text:p>0.25</text:p>
            <text:p>1.00</text:p>
          </table:table-cell>
          <table:table-cell table:style-name="ce17" office:value-type="string" calcext:value-type="string">
            <text:p>0.00</text:p>
            <text:p>0.60</text:p>
            <text:p>0.11</text:p>
            <text:p>1.00</text:p>
          </table:table-cell>
          <table:table-cell table:style-name="ce17" office:value-type="string" calcext:value-type="string">
            <text:p>0.00</text:p>
            <text:p>0.66</text:p>
            <text:p>0.15</text:p>
            <text:p>1.00</text:p>
          </table:table-cell>
          <table:table-cell table:style-name="ce8" office:value-type="string" calcext:value-type="string">
            <text:p>-1.00</text:p>
            <text:p>0.06</text:p>
            <text:p>0.27</text:p>
            <text:p>1.00</text:p>
          </table:table-cell>
          <table:table-cell office:value-type="string" calcext:value-type="string">
            <text:p>0.00</text:p>
            <text:p>0.29</text:p>
            <text:p>0.05</text:p>
            <text:p>1.88</text:p>
          </table:table-cell>
          <table:table-cell office:value-type="string" calcext:value-type="string">
            <text:p>0.00</text:p>
            <text:p>0.22</text:p>
            <text:p>0.04</text:p>
            <text:p>1.75</text:p>
          </table:table-cell>
          <table:table-cell table:style-name="ce25" office:value-type="string" calcext:value-type="string">
            <text:p>-1.75</text:p>
            <text:p>-0.06</text:p>
            <text:p>0.10</text:p>
            <text:p>1.75</text:p>
          </table:table-cell>
          <table:table-cell office:value-type="string" calcext:value-type="string">
            <text:p>0.00</text:p>
            <text:p>0.21</text:p>
            <text:p>0.31</text:p>
            <text:p>7.00</text:p>
          </table:table-cell>
          <table:table-cell office:value-type="string" calcext:value-type="string">
            <text:p>0.00</text:p>
            <text:p>3.91</text:p>
            <text:p>6.81</text:p>
            <text:p>12.00</text:p>
          </table:table-cell>
          <table:table-cell table:style-name="ce25" office:value-type="string" calcext:value-type="string">
            <text:p>-12.00</text:p>
            <text:p>-3.71</text:p>
            <text:p>7.84</text:p>
            <text:p>7.00</text:p>
          </table:table-cell>
          <table:table-cell office:value-type="string" calcext:value-type="string">
            <text:p>0.00</text:p>
            <text:p>1.29</text:p>
            <text:p>1.51</text:p>
            <text:p>5.00</text:p>
          </table:table-cell>
          <table:table-cell office:value-type="string" calcext:value-type="string">
            <text:p>0.00</text:p>
            <text:p>0.24</text:p>
            <text:p>0.31</text:p>
            <text:p>5.00</text:p>
          </table:table-cell>
          <table:table-cell table:style-name="ce26" office:value-type="string" calcext:value-type="string">
            <text:p>-5.00</text:p>
            <text:p>1.05</text:p>
            <text:p>2.23</text:p>
            <text:p>5.00</text:p>
          </table:table-cell>
          <table:table-cell office:value-type="string" calcext:value-type="string">
            <text:p>0.00</text:p>
            <text:p>2.32</text:p>
            <text:p>1.63</text:p>
            <text:p>6.00</text:p>
          </table:table-cell>
          <table:table-cell office:value-type="string" calcext:value-type="string">
            <text:p>0.00</text:p>
            <text:p>2.50</text:p>
            <text:p>1.66</text:p>
            <text:p>6.00</text:p>
          </table:table-cell>
          <table:table-cell table:style-name="ce26" office:value-type="string" calcext:value-type="string">
            <text:p>-5.00</text:p>
            <text:p>0.17</text:p>
            <text:p>2.51</text:p>
            <text:p>5.00</text:p>
          </table:table-cell>
          <table:table-cell table:number-columns-repeated="999"/>
        </table:table-row>
        <table:table-row table:style-name="ro4">
          <table:table-cell table:style-name="ce5" office:value-type="string" calcext:value-type="string">
            <text:p>Daily Dialog</text:p>
          </table:table-cell>
          <table:table-cell table:style-name="ce10" office:value-type="string" calcext:value-type="string">
            <text:p>Seeker</text:p>
            <text:p>min 0.00 mean 0.47 max 1.00</text:p>
            <text:p>min 0.00 mean 0.48 max 1.00</text:p>
            <text:p>Assistant</text:p>
            <text:p>min 0.00 mean 0.31 max 1.00</text:p>
            <text:p>min 0.00 mean 0.54 max 1.00</text:p>
          </table:table-cell>
          <table:table-cell table:style-name="ce12" office:value-type="string" calcext:value-type="string">
            <text:p><text:span text:style-name="T3">A 0.90</text:span></text:p>
            <text:p><text:span text:style-name="T3">S 0.83</text:span></text:p>
            <text:p><text:span text:style-name="T3">Q 0.78</text:span></text:p>
            <text:p><text:span text:style-name="T6">SA 0.58</text:span></text:p>
            <text:p><text:span text:style-name="T6">QA 0.57</text:span></text:p>
            <text:p><text:span text:style-name="T6">AS 0.55</text:span></text:p>
            <text:p><text:span text:style-name="T3">R 0.52</text:span></text:p>
          </table:table-cell>
          <table:table-cell table:style-name="ce19" office:value-type="string" calcext:value-type="string">
            <text:p><text:span text:style-name="T3">S 1.00</text:span></text:p>
            <text:p><text:span text:style-name="T3">Q 0.90</text:span></text:p>
            <text:p><text:span text:style-name="T7">QS 0.89</text:span></text:p>
            <text:p><text:span text:style-name="T3">SS 0.82</text:span></text:p>
            <text:p><text:span text:style-name="T7">SQ 0.75</text:span></text:p>
            <text:p><text:span text:style-name="T3">QQ 0.29</text:span></text:p>
          </table:table-cell>
          <table:table-cell table:style-name="ce19" office:value-type="string" calcext:value-type="string">
            <text:p><text:span text:style-name="T3">S 1.00</text:span></text:p>
            <text:p><text:span text:style-name="T3">Q 0.90</text:span></text:p>
            <text:p><text:span text:style-name="T3">QS 0.87</text:span></text:p>
            <text:p><text:span text:style-name="T3">SS 0.80</text:span></text:p>
            <text:p><text:span text:style-name="T3">SQ 0.75</text:span></text:p>
            <text:p>SQS 0.68</text:p>
          </table:table-cell>
          <table:table-cell table:style-name="ce19"/>
          <table:table-cell table:style-name="ce19" office:value-type="string" calcext:value-type="string">
            <text:p>0.00</text:p>
            <text:p>0.47</text:p>
            <text:p>0.16</text:p>
            <text:p>1.00</text:p>
          </table:table-cell>
          <table:table-cell table:style-name="ce19" office:value-type="string" calcext:value-type="string">
            <text:p>0.00</text:p>
            <text:p>0.31</text:p>
            <text:p>0.12</text:p>
            <text:p>1.00</text:p>
          </table:table-cell>
          <table:table-cell table:style-name="ce7" office:value-type="string" calcext:value-type="string">
            <text:p>-1.00</text:p>
            <text:p>-0.16</text:p>
            <text:p>0.39</text:p>
            <text:p>1.00</text:p>
          </table:table-cell>
          <table:table-cell table:style-name="ce19" office:value-type="string" calcext:value-type="string">
            <text:p>0.00</text:p>
            <text:p>0.36</text:p>
            <text:p>0.20</text:p>
            <text:p>1.00</text:p>
          </table:table-cell>
          <table:table-cell table:style-name="ce19" office:value-type="string" calcext:value-type="string">
            <text:p>0.00</text:p>
            <text:p>0.48</text:p>
            <text:p>0.21</text:p>
            <text:p>1.00</text:p>
          </table:table-cell>
          <table:table-cell table:style-name="ce8" office:value-type="string" calcext:value-type="string">
            <text:p>-1.00</text:p>
            <text:p>0.12</text:p>
            <text:p>0.35</text:p>
            <text:p>1.00</text:p>
          </table:table-cell>
          <table:table-cell office:value-type="string" calcext:value-type="string">
            <text:p>0.00</text:p>
            <text:p>0.09</text:p>
            <text:p>0.02</text:p>
            <text:p>2.60</text:p>
          </table:table-cell>
          <table:table-cell office:value-type="string" calcext:value-type="string">
            <text:p>0.00</text:p>
            <text:p>0.14</text:p>
            <text:p>0.03</text:p>
            <text:p>2.00</text:p>
          </table:table-cell>
          <table:table-cell table:style-name="ce26" office:value-type="string" calcext:value-type="string">
            <text:p>-2.20</text:p>
            <text:p>0.05</text:p>
            <text:p>0.05</text:p>
            <text:p>2.00</text:p>
          </table:table-cell>
          <table:table-cell office:value-type="string" calcext:value-type="string">
            <text:p>0.00</text:p>
            <text:p>0.42</text:p>
            <text:p>0.66</text:p>
            <text:p>8.00</text:p>
          </table:table-cell>
          <table:table-cell office:value-type="string" calcext:value-type="string">
            <text:p>0.00</text:p>
            <text:p>2.53</text:p>
            <text:p>5.24</text:p>
            <text:p>23.00</text:p>
          </table:table-cell>
          <table:table-cell table:style-name="ce25" office:value-type="string" calcext:value-type="string">
            <text:p>-23.00</text:p>
            <text:p>-2.11</text:p>
            <text:p>6.08</text:p>
            <text:p>8.00</text:p>
          </table:table-cell>
          <table:table-cell office:value-type="string" calcext:value-type="string">
            <text:p>0.00</text:p>
            <text:p>1.07</text:p>
            <text:p>1.53</text:p>
            <text:p>13.00</text:p>
          </table:table-cell>
          <table:table-cell office:value-type="string" calcext:value-type="string">
            <text:p>0.00</text:p>
            <text:p>0.57</text:p>
            <text:p>0.85</text:p>
            <text:p>9.00</text:p>
          </table:table-cell>
          <table:table-cell table:style-name="ce26" office:value-type="string" calcext:value-type="string">
            <text:p>-9.00</text:p>
            <text:p>0.50</text:p>
            <text:p>2.93</text:p>
            <text:p>13.00</text:p>
          </table:table-cell>
          <table:table-cell office:value-type="string" calcext:value-type="string">
            <text:p>0.00</text:p>
            <text:p>1.48</text:p>
            <text:p>1.94</text:p>
            <text:p>10.00</text:p>
          </table:table-cell>
          <table:table-cell office:value-type="string" calcext:value-type="string">
            <text:p>0.00</text:p>
            <text:p>1.50</text:p>
            <text:p>1.97</text:p>
            <text:p>11.00</text:p>
          </table:table-cell>
          <table:table-cell table:style-name="ce26" office:value-type="string" calcext:value-type="string">
            <text:p>-7.00</text:p>
            <text:p>0.02</text:p>
            <text:p>1.66</text:p>
            <text:p>7.0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Controllable Dialogue H</text:p>
          </table:table-cell>
          <table:table-cell table:style-name="ce10" office:value-type="string" calcext:value-type="string">
            <text:p>Seeker</text:p>
            <text:p>min 0.00 mean 0.50 max 1.00</text:p>
            <text:p>min 0.00 mean 0.67 max 1.00</text:p>
            <text:p>Assistant</text:p>
            <text:p>min 0.00 mean 0.48 max 1.00</text:p>
            <text:p>min 0.00 mean 0.72 max 1.00</text:p>
          </table:table-cell>
          <table:table-cell table:style-name="ce12" office:value-type="string" calcext:value-type="string">
            <text:p><text:span text:style-name="T3">A 1.00</text:span></text:p>
            <text:p><text:span text:style-name="T3">S 0.98</text:span></text:p>
            <text:p><text:span text:style-name="T3">Q 0.96</text:span></text:p>
            <text:p><text:span text:style-name="T3">R 0.90</text:span></text:p>
            <text:p><text:span text:style-name="T6">AS 0.76</text:span></text:p>
            <text:p><text:span text:style-name="T6">SA 0.75</text:span></text:p>
          </table:table-cell>
          <table:table-cell table:style-name="ce19" office:value-type="string" calcext:value-type="string">
            <text:p><text:span text:style-name="T3">S 1.00</text:span></text:p>
            <text:p><text:span text:style-name="T3">Q 0.98</text:span></text:p>
            <text:p><text:span text:style-name="T7">SQ 0.97</text:span></text:p>
            <text:p><text:span text:style-name="T7">QS 0.97</text:span></text:p>
            <text:p><text:span text:style-name="T3">SS 0.95</text:span></text:p>
            <text:p><text:span text:style-name="T3">QQ 0.65</text:span></text:p>
          </table:table-cell>
          <table:table-cell table:style-name="ce19" office:value-type="string" calcext:value-type="string">
            <text:p><text:span text:style-name="T3">S 1.00</text:span></text:p>
            <text:p><text:span text:style-name="T3">Q 0.98</text:span></text:p>
            <text:p><text:span text:style-name="T3">SQ 0.97</text:span></text:p>
            <text:p><text:span text:style-name="T3">QS 0.97</text:span></text:p>
            <text:p><text:span text:style-name="T3">SS 0.95</text:span></text:p>
            <text:p>QSS 0.90</text:p>
          </table:table-cell>
          <table:table-cell table:style-name="ce19"/>
          <table:table-cell table:style-name="ce19" office:value-type="string" calcext:value-type="string">
            <text:p>0.00</text:p>
            <text:p>0.50</text:p>
            <text:p>0.09</text:p>
            <text:p>1.00</text:p>
          </table:table-cell>
          <table:table-cell table:style-name="ce19" office:value-type="string" calcext:value-type="string">
            <text:p>0.00</text:p>
            <text:p>0.48</text:p>
            <text:p>0.09</text:p>
            <text:p>1.00</text:p>
          </table:table-cell>
          <table:table-cell table:style-name="ce7" office:value-type="string" calcext:value-type="string">
            <text:p>-1.00</text:p>
            <text:p>-0.01</text:p>
            <text:p>0.33</text:p>
            <text:p>1.00</text:p>
          </table:table-cell>
          <table:table-cell table:style-name="ce19" office:value-type="string" calcext:value-type="string">
            <text:p>0.00</text:p>
            <text:p>0.58</text:p>
            <text:p>0.19</text:p>
            <text:p>1.00</text:p>
          </table:table-cell>
          <table:table-cell table:style-name="ce19" office:value-type="string" calcext:value-type="string">
            <text:p>0.00</text:p>
            <text:p>0.63</text:p>
            <text:p>0.16</text:p>
            <text:p>1.00</text:p>
          </table:table-cell>
          <table:table-cell table:style-name="ce8" office:value-type="string" calcext:value-type="string">
            <text:p>-1.00</text:p>
            <text:p>0.04</text:p>
            <text:p>0.35</text:p>
            <text:p>1.00</text:p>
          </table:table-cell>
          <table:table-cell office:value-type="string" calcext:value-type="string">
            <text:p>0.00</text:p>
            <text:p>0.13</text:p>
            <text:p>0.01</text:p>
            <text:p>0.50</text:p>
          </table:table-cell>
          <table:table-cell office:value-type="string" calcext:value-type="string">
            <text:p>0.00</text:p>
            <text:p>0.14</text:p>
            <text:p>0.01</text:p>
            <text:p>0.50</text:p>
          </table:table-cell>
          <table:table-cell table:style-name="ce26" office:value-type="string" calcext:value-type="string">
            <text:p>-0.50</text:p>
            <text:p>0.01</text:p>
            <text:p>0.03</text:p>
            <text:p>0.50</text:p>
          </table:table-cell>
          <table:table-cell office:value-type="string" calcext:value-type="string">
            <text:p>0.00</text:p>
            <text:p>1.47</text:p>
            <text:p>2.37</text:p>
            <text:p>5.00</text:p>
          </table:table-cell>
          <table:table-cell office:value-type="string" calcext:value-type="string">
            <text:p>0.00</text:p>
            <text:p>3.71</text:p>
            <text:p>5.54</text:p>
            <text:p>11.00</text:p>
          </table:table-cell>
          <table:table-cell table:style-name="ce25" office:value-type="string" calcext:value-type="string">
            <text:p>-11.00</text:p>
            <text:p>-2.24</text:p>
            <text:p>12.10</text:p>
            <text:p>5.00</text:p>
          </table:table-cell>
          <table:table-cell office:value-type="string" calcext:value-type="string">
            <text:p>0.00</text:p>
            <text:p>1.27</text:p>
            <text:p>1.32</text:p>
            <text:p>5.00</text:p>
          </table:table-cell>
          <table:table-cell office:value-type="string" calcext:value-type="string">
            <text:p>0.00</text:p>
            <text:p>1.04</text:p>
            <text:p>1.16</text:p>
            <text:p>4.00</text:p>
          </table:table-cell>
          <table:table-cell table:style-name="ce26" office:value-type="string" calcext:value-type="string">
            <text:p>-4.00</text:p>
            <text:p>0.24</text:p>
            <text:p>3.63</text:p>
            <text:p>5.00</text:p>
          </table:table-cell>
          <table:table-cell office:value-type="string" calcext:value-type="string">
            <text:p>0.00</text:p>
            <text:p>0.97</text:p>
            <text:p>1.24</text:p>
            <text:p>5.00</text:p>
          </table:table-cell>
          <table:table-cell office:value-type="string" calcext:value-type="string">
            <text:p>0.00</text:p>
            <text:p>1.05</text:p>
            <text:p>0.95</text:p>
            <text:p>4.00</text:p>
          </table:table-cell>
          <table:table-cell table:style-name="ce26" office:value-type="string" calcext:value-type="string">
            <text:p>-4.00</text:p>
            <text:p>0.08</text:p>
            <text:p>2.11</text:p>
            <text:p>3.00</text:p>
          </table:table-cell>
          <table:table-cell table:number-columns-repeated="999"/>
        </table:table-row>
        <table:table-row table:style-name="ro4">
          <table:table-cell table:style-name="ce3" office:value-type="string" calcext:value-type="string">
            <text:p>Controllable Dialogue M</text:p>
          </table:table-cell>
          <table:table-cell table:style-name="ce11" office:value-type="string" calcext:value-type="string">
            <text:p>Seeker</text:p>
            <text:p>min 0.00 mean 0.58 max 1.00</text:p>
            <text:p>min 0.00 mean 0.79 max 1.00</text:p>
            <text:p>Assistant</text:p>
            <text:p>min 0.00 mean 0.37 max 1.00</text:p>
            <text:p>min 0.00 mean 0.63 max 1.00</text:p>
          </table:table-cell>
          <table:table-cell table:style-name="ce8" office:value-type="string" calcext:value-type="string">
            <text:p>Q 0.96</text:p>
            <text:p>R 0.96</text:p>
            <text:p>A 0.93</text:p>
            <text:p>S 0.92</text:p>
            <text:p><text:span text:style-name="T6">QA 0.82</text:span></text:p>
            <text:p><text:span text:style-name="T6">AQ 0.73</text:span></text:p>
          </table:table-cell>
          <table:table-cell table:style-name="ce21" office:value-type="string" calcext:value-type="string">
            <text:p><text:span text:style-name="T3">S 1.00</text:span></text:p>
            <text:p><text:span text:style-name="T3">Q 1.00</text:span></text:p>
            <text:p><text:span text:style-name="T7">QS 1.00</text:span></text:p>
            <text:p><text:span text:style-name="T7">SQ 0.99</text:span></text:p>
            <text:p><text:span text:style-name="T3">QQ 0.82</text:span></text:p>
            <text:p><text:span text:style-name="T3">SS 0.80</text:span></text:p>
          </table:table-cell>
          <table:table-cell table:style-name="ce16" office:value-type="string" calcext:value-type="string">
            <text:p><text:span text:style-name="T3">S 1.00</text:span></text:p>
            <text:p><text:span text:style-name="T3">Q 1.00</text:span></text:p>
            <text:p><text:span text:style-name="T3">QS 1.00</text:span></text:p>
            <text:p><text:span text:style-name="T3">SQ 0.99</text:span></text:p>
            <text:p><text:span text:style-name="T6">SQS 0.90</text:span></text:p>
            <text:p><text:span text:style-name="T6">QSQ 0.87</text:span></text:p>
            <text:p><text:span text:style-name="T3">QQ 0.82</text:span></text:p>
          </table:table-cell>
          <table:table-cell table:style-name="ce16"/>
          <table:table-cell table:style-name="ce16" office:value-type="string" calcext:value-type="string">
            <text:p>0.00</text:p>
            <text:p>0.58</text:p>
            <text:p>0.13</text:p>
            <text:p>1.00</text:p>
          </table:table-cell>
          <table:table-cell table:style-name="ce16" office:value-type="string" calcext:value-type="string">
            <text:p>0.00</text:p>
            <text:p>0.37</text:p>
            <text:p>0.11</text:p>
            <text:p>1.00</text:p>
          </table:table-cell>
          <table:table-cell table:style-name="ce7" office:value-type="string" calcext:value-type="string">
            <text:p>-1.00</text:p>
            <text:p>-0.21</text:p>
            <text:p>0.43</text:p>
            <text:p>1.00</text:p>
          </table:table-cell>
          <table:table-cell table:style-name="ce16" office:value-type="string" calcext:value-type="string">
            <text:p>0.00</text:p>
            <text:p>0.58</text:p>
            <text:p>0.22</text:p>
            <text:p>1.00</text:p>
          </table:table-cell>
          <table:table-cell table:style-name="ce16" office:value-type="string" calcext:value-type="string">
            <text:p>0.00</text:p>
            <text:p>0.56</text:p>
            <text:p>0.18</text:p>
            <text:p>1.00</text:p>
          </table:table-cell>
          <table:table-cell table:style-name="ce7" office:value-type="string" calcext:value-type="string">
            <text:p>-1.00</text:p>
            <text:p>-0.02</text:p>
            <text:p>0.41</text:p>
            <text:p>1.00</text:p>
          </table:table-cell>
          <table:table-cell office:value-type="string" calcext:value-type="string">
            <text:p>0.00</text:p>
            <text:p>0.09</text:p>
            <text:p>0.01</text:p>
            <text:p>0.75</text:p>
          </table:table-cell>
          <table:table-cell office:value-type="string" calcext:value-type="string">
            <text:p>0.00</text:p>
            <text:p>0.13</text:p>
            <text:p>0.02</text:p>
            <text:p>0.83</text:p>
          </table:table-cell>
          <table:table-cell table:style-name="ce26" office:value-type="string" calcext:value-type="string">
            <text:p>-0.75</text:p>
            <text:p>0.03</text:p>
            <text:p>0.03</text:p>
            <text:p>0.83</text:p>
          </table:table-cell>
          <table:table-cell office:value-type="string" calcext:value-type="string">
            <text:p>0.00</text:p>
            <text:p>2.08</text:p>
            <text:p>2.69</text:p>
            <text:p>11.00</text:p>
          </table:table-cell>
          <table:table-cell office:value-type="string" calcext:value-type="string">
            <text:p>0.00</text:p>
            <text:p>2.28</text:p>
            <text:p>3.84</text:p>
            <text:p>11.00</text:p>
          </table:table-cell>
          <table:table-cell table:style-name="ce25" office:value-type="string" calcext:value-type="string">
            <text:p>-11.00</text:p>
            <text:p>-0.20</text:p>
            <text:p>9.67</text:p>
            <text:p>11.00</text:p>
          </table:table-cell>
          <table:table-cell office:value-type="string" calcext:value-type="string">
            <text:p>0.00</text:p>
            <text:p>1.72</text:p>
            <text:p>1.45</text:p>
            <text:p>6.00</text:p>
          </table:table-cell>
          <table:table-cell office:value-type="string" calcext:value-type="string">
            <text:p>0.00</text:p>
            <text:p>1.28</text:p>
            <text:p>1.45</text:p>
            <text:p>6.00</text:p>
          </table:table-cell>
          <table:table-cell table:style-name="ce26" office:value-type="string" calcext:value-type="string">
            <text:p>-6.00</text:p>
            <text:p>0.45</text:p>
            <text:p>4.63</text:p>
            <text:p>6.00</text:p>
          </table:table-cell>
          <table:table-cell office:value-type="string" calcext:value-type="string">
            <text:p>0.00</text:p>
            <text:p>0.71</text:p>
            <text:p>0.75</text:p>
            <text:p>5.00</text:p>
          </table:table-cell>
          <table:table-cell office:value-type="string" calcext:value-type="string">
            <text:p>0.00</text:p>
            <text:p>0.60</text:p>
            <text:p>0.57</text:p>
            <text:p>4.00</text:p>
          </table:table-cell>
          <table:table-cell table:style-name="ce25" office:value-type="string" calcext:value-type="string">
            <text:p>-4.00</text:p>
            <text:p>-0.11</text:p>
            <text:p>1.00</text:p>
            <text:p>4.00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ConvAI2</text:p>
          </table:table-cell>
          <table:table-cell table:style-name="ce11" office:value-type="string" calcext:value-type="string">
            <text:p>Seeker</text:p>
            <text:p>min 0.00 mean 0.23 max 1.00</text:p>
            <text:p>min 0.00 mean 0.28 max 1.00</text:p>
            <text:p>Assistant</text:p>
            <text:p>min 0.00 mean 0.33 max 1.00</text:p>
            <text:p>min 0.00 mean 0.36 max 1.00</text:p>
          </table:table-cell>
          <table:table-cell table:style-name="ce8" office:value-type="string" calcext:value-type="string">
            <text:p><text:span text:style-name="T3">Q 0.63</text:span></text:p>
            <text:p><text:span text:style-name="T3">S 0.59</text:span></text:p>
            <text:p><text:span text:style-name="T3">A 0.56</text:span></text:p>
            <text:p><text:span text:style-name="T3">R 0.52</text:span></text:p>
            <text:p><text:span text:style-name="T6">QA 0.45</text:span></text:p>
            <text:p><text:span text:style-name="T6">AQ 0.45</text:span></text:p>
          </table:table-cell>
          <table:table-cell table:style-name="ce21" office:value-type="string" calcext:value-type="string">
            <text:p><text:span text:style-name="T3">Q 0.79</text:span></text:p>
            <text:p><text:span text:style-name="T3">S 0.76</text:span></text:p>
            <text:p><text:span text:style-name="T7">QS 0.61</text:span></text:p>
            <text:p><text:span text:style-name="T3">SS 0.58</text:span></text:p>
            <text:p><text:span text:style-name="T7">SQ 0.57</text:span></text:p>
            <text:p><text:span text:style-name="T7">G 0.50</text:span></text:p>
          </table:table-cell>
          <table:table-cell table:style-name="ce16" office:value-type="string" calcext:value-type="string">
            <text:p><text:span text:style-name="T3">Q 0.70</text:span></text:p>
            <text:p><text:span text:style-name="T3">S 0.70</text:span></text:p>
            <text:p><text:span text:style-name="T3">QS 0.61</text:span></text:p>
            <text:p><text:span text:style-name="T3">SS 0.57</text:span></text:p>
            <text:p><text:span text:style-name="T3">SQ 0.57</text:span></text:p>
            <text:p>QSS 0.51</text:p>
          </table:table-cell>
          <table:table-cell table:style-name="ce16"/>
          <table:table-cell table:style-name="ce16" office:value-type="string" calcext:value-type="string">
            <text:p>0.00</text:p>
            <text:p>0.23</text:p>
            <text:p>0.10</text:p>
            <text:p>1.00</text:p>
          </table:table-cell>
          <table:table-cell table:style-name="ce16" office:value-type="string" calcext:value-type="string">
            <text:p>0.00</text:p>
            <text:p>0.33</text:p>
            <text:p>0.15</text:p>
            <text:p>1.00</text:p>
          </table:table-cell>
          <table:table-cell table:style-name="ce8" office:value-type="string" calcext:value-type="string">
            <text:p>-1.00</text:p>
            <text:p>0.10</text:p>
            <text:p>0.25</text:p>
            <text:p>1.00</text:p>
          </table:table-cell>
          <table:table-cell table:style-name="ce16" office:value-type="string" calcext:value-type="string">
            <text:p>0.00</text:p>
            <text:p>0.23</text:p>
            <text:p>0.12</text:p>
            <text:p>1.00</text:p>
          </table:table-cell>
          <table:table-cell table:style-name="ce16" office:value-type="string" calcext:value-type="string">
            <text:p>0.00</text:p>
            <text:p>0.28</text:p>
            <text:p>0.17</text:p>
            <text:p>1.00</text:p>
          </table:table-cell>
          <table:table-cell table:style-name="ce8" office:value-type="string" calcext:value-type="string">
            <text:p>-1.00</text:p>
            <text:p>0.04</text:p>
            <text:p>0.16</text:p>
            <text:p>1.00</text:p>
          </table:table-cell>
          <table:table-cell office:value-type="string" calcext:value-type="string">
            <text:p>0.00</text:p>
            <text:p>0.05</text:p>
            <text:p>0.01</text:p>
            <text:p>0.67</text:p>
          </table:table-cell>
          <table:table-cell office:value-type="string" calcext:value-type="string">
            <text:p>0.00</text:p>
            <text:p>0.04</text:p>
            <text:p>0.01</text:p>
            <text:p>0.67</text:p>
          </table:table-cell>
          <table:table-cell table:style-name="ce26" office:value-type="string" calcext:value-type="string">
            <text:p>-0.67</text:p>
            <text:p>-0.00</text:p>
            <text:p>0.01</text:p>
            <text:p>0.67</text:p>
          </table:table-cell>
          <table:table-cell office:value-type="string" calcext:value-type="string">
            <text:p>0.00</text:p>
            <text:p>1.03</text:p>
            <text:p>3.38</text:p>
            <text:p>35.00</text:p>
          </table:table-cell>
          <table:table-cell office:value-type="string" calcext:value-type="string">
            <text:p>0.00</text:p>
            <text:p>4.88</text:p>
            <text:p>533.92</text:p>
            <text:p>999.00</text:p>
          </table:table-cell>
          <table:table-cell table:style-name="ce25" office:value-type="string" calcext:value-type="string">
            <text:p>-999.00</text:p>
            <text:p>-3.85</text:p>
            <text:p>524.59</text:p>
            <text:p>17.00</text:p>
          </table:table-cell>
          <table:table-cell office:value-type="string" calcext:value-type="string">
            <text:p>0.00</text:p>
            <text:p>1.58</text:p>
            <text:p>12.32</text:p>
            <text:p>142.00</text:p>
          </table:table-cell>
          <table:table-cell office:value-type="string" calcext:value-type="string">
            <text:p>0.00</text:p>
            <text:p>0.71</text:p>
            <text:p>2.91</text:p>
            <text:p>59.00</text:p>
          </table:table-cell>
          <table:table-cell table:style-name="ce26" office:value-type="string" calcext:value-type="string">
            <text:p>-13.00</text:p>
            <text:p>0.87</text:p>
            <text:p>8.60</text:p>
            <text:p>83.00</text:p>
          </table:table-cell>
          <table:table-cell office:value-type="string" calcext:value-type="string">
            <text:p>0.00</text:p>
            <text:p>0.66</text:p>
            <text:p>29.04</text:p>
            <text:p>250.00</text:p>
          </table:table-cell>
          <table:table-cell office:value-type="string" calcext:value-type="string">
            <text:p>0.00</text:p>
            <text:p>0.97</text:p>
            <text:p>3.58</text:p>
            <text:p>52.00</text:p>
          </table:table-cell>
          <table:table-cell table:style-name="ce26" office:value-type="string" calcext:value-type="string">
            <text:p>-250.00</text:p>
            <text:p>0.31</text:p>
            <text:p>30.88</text:p>
            <text:p>25.00</text:p>
          </table:table-cell>
          <table:table-cell table:number-columns-repeated="999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 table:number-rows-repeated="16">
          <table:table-cell/>
          <table:table-cell table:style-name="Default" table:number-columns-repeated="7"/>
          <table:table-cell table:style-name="ce22"/>
          <table:table-cell table:style-name="Default" table:number-columns-repeated="2"/>
          <table:table-cell table:style-name="ce22"/>
          <table:table-cell table:number-columns-repeated="1011"/>
        </table:table-row>
        <table:table-row table:style-name="ro1" table:number-rows-repeated="964">
          <table:table-cell table:style-name="ce6"/>
          <table:table-cell table:style-name="ce12"/>
          <table:table-cell table:style-name="ce19" table:number-columns-repeated="6"/>
          <table:table-cell table:style-name="ce12"/>
          <table:table-cell table:style-name="ce19" table:number-columns-repeated="2"/>
          <table:table-cell table:style-name="ce12"/>
          <table:table-cell table:number-columns-repeated="1011"/>
        </table:table-row>
        <table:table-row table:style-name="ro1" table:number-rows-repeated="104758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0/00/0000</text:date>, <text:time style:data-style-name="N2" text:time-value="13:23:41.965043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0:04:56.841780924</meta:creation-date>
    <meta:generator>LibreOffice/5.2.2.2$MacOSX_X86_64 LibreOffice_project/8f96e87c890bf8fa77463cd4b640a2312823f3ad</meta:generator>
    <dc:date>2020-01-29T13:22:52.826470810</dc:date>
    <meta:editing-duration>P1DT6H18M31S</meta:editing-duration>
    <meta:editing-cycles>38</meta:editing-cycles>
    <meta:document-statistic meta:table-count="1" meta:cell-count="253" meta:object-count="0"/>
  </office:meta>
</office:document-meta>
</file>